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473d" officeooo:paragraph-rsid="0002473d"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02473d" officeooo:paragraph-rsid="0002473d"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02473d" officeooo:paragraph-rsid="000a0cd4" style:font-weight-asian="normal" style:font-weight-complex="normal"/>
    </style:style>
    <style:style style:name="P4" style:family="paragraph" style:parent-style-name="Standard" style:list-style-name="L1">
      <style:paragraph-properties fo:text-align="justify" style:justify-single-word="false"/>
      <style:text-properties style:text-underline-style="none" fo:font-weight="bold" officeooo:rsid="0002473d" officeooo:paragraph-rsid="0005e557" style:font-weight-asian="bold" style:font-weight-complex="bold"/>
    </style:style>
    <style:style style:name="P5" style:family="paragraph" style:parent-style-name="Standard" style:list-style-name="L1">
      <style:paragraph-properties fo:text-align="justify" style:justify-single-word="false"/>
      <style:text-properties style:text-underline-style="none" fo:font-weight="normal" officeooo:rsid="0002473d" officeooo:paragraph-rsid="0008226c" style:font-weight-asian="normal" style:font-weight-complex="normal"/>
    </style:style>
    <style:style style:name="P6" style:family="paragraph" style:parent-style-name="Standard" style:list-style-name="L1">
      <style:paragraph-properties fo:text-align="justify" style:justify-single-word="false"/>
      <style:text-properties style:text-underline-style="none" fo:font-weight="normal" officeooo:rsid="0002473d" officeooo:paragraph-rsid="0005e557" style:font-weight-asian="normal" style:font-weight-complex="normal"/>
    </style:style>
    <style:style style:name="P7" style:family="paragraph" style:parent-style-name="Standard" style:list-style-name="L1">
      <style:paragraph-properties fo:text-align="justify" style:justify-single-word="false"/>
      <style:text-properties style:text-underline-style="none" fo:font-weight="normal" officeooo:rsid="0002473d" officeooo:paragraph-rsid="000dd79e" style:font-weight-asian="normal" style:font-weight-complex="normal"/>
    </style:style>
    <style:style style:name="P8" style:family="paragraph" style:parent-style-name="Standard" style:list-style-name="L5">
      <style:paragraph-properties fo:text-align="justify" style:justify-single-word="false"/>
      <style:text-properties style:text-underline-style="none" fo:font-weight="normal" officeooo:rsid="0002473d" officeooo:paragraph-rsid="000a0cd4" style:font-weight-asian="normal" style:font-weight-complex="normal"/>
    </style:style>
    <style:style style:name="P9" style:family="paragraph" style:parent-style-name="Standard">
      <style:paragraph-properties fo:text-align="justify" style:justify-single-word="false"/>
      <style:text-properties style:font-name="FreeSerif" fo:font-size="16pt" style:text-underline-style="none" fo:font-weight="normal" officeooo:rsid="0002473d" officeooo:paragraph-rsid="0002473d" style:font-size-asian="16pt" style:font-weight-asian="normal" style:font-size-complex="16pt" style:font-weight-complex="normal"/>
    </style:style>
    <style:style style:name="P10" style:family="paragraph" style:parent-style-name="Standard" style:list-style-name="L2">
      <style:paragraph-properties fo:text-align="justify" style:justify-single-word="false"/>
      <style:text-properties style:font-name="FreeSerif" fo:font-size="16pt" style:text-underline-style="none" fo:font-weight="normal" officeooo:rsid="0002473d" officeooo:paragraph-rsid="0008226c" style:font-size-asian="16pt" style:font-weight-asian="normal" style:font-size-complex="16pt" style:font-weight-complex="normal"/>
    </style:style>
    <style:style style:name="P11" style:family="paragraph" style:parent-style-name="Standard" style:list-style-name="L3">
      <style:paragraph-properties fo:text-align="justify" style:justify-single-word="false"/>
      <style:text-properties style:font-name="FreeSerif" fo:font-size="16pt" style:text-underline-style="none" fo:font-weight="normal" officeooo:rsid="0002473d" officeooo:paragraph-rsid="00093322"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FreeSerif" fo:font-size="16pt" style:text-underline-style="none" fo:font-weight="normal" officeooo:rsid="0002473d" officeooo:paragraph-rsid="00093322" style:font-size-asian="16pt" style:font-weight-asian="normal" style:font-size-complex="16pt" style:font-weight-complex="normal"/>
    </style:style>
    <style:style style:name="P13" style:family="paragraph" style:parent-style-name="Standard" style:list-style-name="L4">
      <style:paragraph-properties fo:text-align="justify" style:justify-single-word="false"/>
      <style:text-properties style:font-name="FreeSerif" fo:font-size="16pt" style:text-underline-style="none" fo:font-weight="normal" officeooo:rsid="0002473d" officeooo:paragraph-rsid="00102069"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FreeSerif" fo:font-size="16pt" style:text-underline-style="none" fo:font-weight="normal" officeooo:rsid="0002473d" officeooo:paragraph-rsid="000a0cd4" style:font-size-asian="16pt" style:font-weight-asian="normal" style:font-size-complex="16pt" style:font-weight-complex="normal"/>
    </style:style>
    <style:style style:name="P15" style:family="paragraph" style:parent-style-name="Standard" style:list-style-name="L5">
      <style:paragraph-properties fo:text-align="justify" style:justify-single-word="false"/>
      <style:text-properties style:font-name="FreeSerif" fo:font-size="16pt" style:text-underline-style="none" fo:font-weight="normal" officeooo:rsid="0002473d" officeooo:paragraph-rsid="000a0cd4"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style:font-name="FreeSerif" fo:font-size="16pt" style:text-underline-style="none" fo:font-weight="bold" officeooo:rsid="0002473d" officeooo:paragraph-rsid="0002473d" style:font-size-asian="16pt" style:font-weight-asian="bold" style:font-size-complex="16pt" style:font-weight-complex="bold"/>
    </style:style>
    <style:style style:name="P17" style:family="paragraph" style:parent-style-name="Standard" style:list-style-name="L1">
      <style:paragraph-properties fo:text-align="justify" style:justify-single-word="false"/>
      <style:text-properties style:font-name="FreeSerif" fo:font-size="16pt" officeooo:paragraph-rsid="00046d83" style:font-size-asian="16pt" style:font-size-complex="16pt"/>
    </style:style>
    <style:style style:name="P18" style:family="paragraph" style:parent-style-name="Standard" style:list-style-name="L1">
      <style:paragraph-properties fo:text-align="justify" style:justify-single-word="false"/>
      <style:text-properties style:font-name="FreeSerif" fo:font-size="16pt" officeooo:paragraph-rsid="00102069" style:font-size-asian="16pt" style:font-size-complex="16pt"/>
    </style:style>
    <style:style style:name="P19" style:family="paragraph" style:parent-style-name="Standard">
      <style:paragraph-properties fo:text-align="justify" style:justify-single-word="false"/>
      <style:text-properties style:font-name="FreeSerif" fo:font-size="16pt" officeooo:paragraph-rsid="0008226c" style:font-size-asian="16pt" style:font-size-complex="16pt"/>
    </style:style>
    <style:style style:name="P20" style:family="paragraph" style:parent-style-name="Standard" style:list-style-name="L4">
      <style:paragraph-properties fo:text-align="justify" style:justify-single-word="false"/>
      <style:text-properties style:font-name="FreeSerif" fo:font-size="16pt" officeooo:paragraph-rsid="00093322" style:font-size-asian="16pt" style:font-size-complex="16pt"/>
    </style:style>
    <style:style style:name="P21" style:family="paragraph" style:parent-style-name="Standard" style:list-style-name="L5">
      <style:paragraph-properties fo:text-align="justify" style:justify-single-word="false"/>
      <style:text-properties style:font-name="FreeSerif" fo:font-size="16pt" officeooo:paragraph-rsid="000a0cd4" style:font-size-asian="16pt" style:font-size-complex="16pt"/>
    </style:style>
    <style:style style:name="P22"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02473d" officeooo:paragraph-rsid="0002473d" style:font-size-asian="20pt" style:font-weight-asian="bold" style:font-size-complex="20pt" style:font-weight-complex="bold"/>
    </style:style>
    <style:style style:name="T1" style:family="text">
      <style:text-properties style:text-underline-style="none" fo:font-weight="normal" officeooo:rsid="0002473d" style:font-weight-asian="normal" style:font-weight-complex="normal"/>
    </style:style>
    <style:style style:name="T2" style:family="text">
      <style:text-properties style:text-underline-style="none" fo:font-weight="normal" officeooo:rsid="00046d83" style:font-weight-asian="normal" style:font-weight-complex="normal"/>
    </style:style>
    <style:style style:name="T3" style:family="text">
      <style:text-properties style:text-underline-style="none" fo:font-weight="normal" officeooo:rsid="0005e557" style:font-weight-asian="normal" style:font-weight-complex="normal"/>
    </style:style>
    <style:style style:name="T4" style:family="text">
      <style:text-properties style:text-underline-style="none" fo:font-weight="normal" officeooo:rsid="00093322" style:font-weight-asian="normal" style:font-weight-complex="normal"/>
    </style:style>
    <style:style style:name="T5" style:family="text">
      <style:text-properties style:text-underline-style="none" fo:font-weight="normal" officeooo:rsid="000a0cd4" style:font-weight-asian="normal" style:font-weight-complex="normal"/>
    </style:style>
    <style:style style:name="T6" style:family="text">
      <style:text-properties style:text-underline-style="none" fo:font-weight="bold" officeooo:rsid="0002473d" style:font-weight-asian="bold" style:font-weight-complex="bold"/>
    </style:style>
    <style:style style:name="T7" style:family="text">
      <style:text-properties fo:font-weight="bold" style:font-weight-asian="bold" style:font-weight-complex="bold"/>
    </style:style>
    <style:style style:name="T8" style:family="text">
      <style:text-properties officeooo:rsid="000a0cd4"/>
    </style:style>
    <style:style style:name="T9" style:family="text">
      <style:text-properties officeooo:rsid="00102069"/>
    </style:style>
    <style:style style:name="T10" style:family="text">
      <style:text-properties style:font-name="FreeSerif"/>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evelopment of sociology</text:p>
      <text:p text:style-name="P1"/>
      <text:p text:style-name="P9">Social and economic development as processes is inherent to a society right from its inception. However,the emergence of the concept of development is a recentone dating back to the early nineteen fifties. The post Second World War period and the period of decolonization witnessed the <text:s/>emergence and the dominance of the concept of “Development” in academic iterature. The declaration of 1960s as the Development decade by the United Nations led to a burgeoning of literature on the concept. Initially development was conceived as an exclusive economic term referring to “growth”, “increase in per capita income” etc. But soon it was felt, development cannot be thought of in a one dimensional way having economic implications. It should affect the other dimensions of the society. Since then development became a sociological lexicon. Simply speaking development came to be interpreted as a process that is for the benefit of the society and only economic growth minus societal progress cannot be termed as development. Development thus stands for improvement in quality of life and conditions of living. </text:p>
      <text:p text:style-name="P16">1. Characteristics of Development:</text:p>
      <text:p text:style-name="P9">The following are the important characteristics of development:</text:p>
      <text:list xml:id="list956406407" text:style-name="L1">
        <text:list-item>
          <text:p text:style-name="P17"><text:span text:style-name="T1"><text:s/></text:span><text:span text:style-name="T6">Development is a continuous process: </text:span><text:span text:style-name="T1">The process of development continues from the moment of inception of the society. The society </text:span><text:span text:style-name="T2">alw</text:span><text:span text:style-name="T1">ays marches forward. Sometimes the process of development is faster and under some situations it slows down. However, it witnesses no complete halting point. It is ongoing in nature.</text:span></text:p>
        </text:list-item>
        <text:list-item>
          <text:p text:style-name="P18"><text:span text:style-name="T6">Development follows a pattern: </text:span><text:span text:style-name="T1">Development occurs in an orderly manner and follows a certain sequence. Thus, primitive, medieval and modern are the different phases of development of the society. The society cannot skip one stage to reach at the other in the process of development. The pattern is always maintained.</text:span></text:p>
        </text:list-item>
        <text:list-item>
          <text:p text:style-name="P18"><text:span text:style-name="T6">Development can be evolutionary or revolutionary in nature:</text:span><text:span text:style-name="T1"> Development when occurs in a slow and gradual manner it is said to be evolutionary in character. Evolutionary development takes its natural course, time and in not very spectacular in nature. In the long run the impacts of development become visible. On the other hand, revolutionary development refers to the abrupt and rapid change in the society .Revolutionary development is triggered by some factors like education, migration in large scale,introduction of policies etc. Revolutionary development is marked in a quick span and is vividly visible in nature. </text:span></text:p>
        </text:list-item>
      </text:list>
      <text:p text:style-name="P19"><text:span text:style-name="T1"/></text:p>
      <text:p text:style-name="P16">2.Perspectives on Development:</text:p>
      <text:p text:style-name="P9"><text:soft-page-break/>Development as a concept can be discussed from various perspectives. They are:</text:p>
      <text:p text:style-name="P9"/>
      <text:list xml:id="list4130365317" text:style-name="L2">
        <text:list-item>
          <text:p text:style-name="P10">‘Development’ as a long term process of structural societal transformation.</text:p>
        </text:list-item>
        <text:list-item>
          <text:p text:style-name="P10">‘Development’ as a short-to-medium term outcome of desirable targets.</text:p>
        </text:list-item>
        <text:list-item>
          <text:p text:style-name="P10">‘Development ‘as a dominant ‘discourse’ of western modernity.</text:p>
        </text:list-item>
      </text:list>
      <text:p text:style-name="P9"/>
      <text:p text:style-name="P16">3 . Dimensions of Development:</text:p>
      <text:p text:style-name="P12">Development is always multi dimensional. Four important dimensions of development can be introduced here. They are: economic dimension, human dimension, sustainable dimension and the territorial dimension.</text:p>
      <text:list xml:id="list1526158667" text:style-name="L4">
        <text:list-item>
          <text:p text:style-name="P20"><text:span text:style-name="T6">Economic development: </text:span><text:span text:style-name="T1">Economic development is traditionally seen as the initial form of development. It has been strictly associated with the concept of economic growth determined through an increase in the per capita income. It proposes economic transformations to initiate growth and does not speak much about social transformation. However,soon it was realised that economic developmentcannot ensure true development as the benefits are cornered by a few.</text:span></text:p>
        </text:list-item>
        <text:list-item>
          <text:p text:style-name="P20"><text:span text:style-name="T6">Human development: </text:span><text:span text:style-name="T1">Human dimension of development presupposes that development should be measured in terms of the richness of human life.The concept was insisted upon by a Pakistani economist Mahbub ul Haq and Indian economist Amartya Sen in 1990 and was published by the United Nations Development Programme. To quote Haq income or growth figures cannot be the sole determinant of development. Development needs to ensure greater access to knowledge, better nutrition and health services, more secure livelihoods, security against crime and physical violence, satisfying leisure hours, political and cultural freedoms and sense of participation in community activities to people of a society. The objective of human development lies in creating an enabling environment for people to enjoy long, healthy and creative lives. Today human development approach has profoundly affected an entire generation ofpolicy-makers and development specialists aroun</text:span><text:span text:style-name="T4">d </text:span><text:span text:style-name="T1">the world.</text:span></text:p>
        </text:list-item>
        <text:list-item>
          <text:p text:style-name="P20"><text:span text:style-name="T6">Sustainable development:</text:span><text:span text:style-name="T1"> </text:span></text:p>
          <text:p text:style-name="P13">The concept of “sustainable development was first introduced by Brundtland (1987), who defined development as “sustainable” if it “meets the needs of the presentwithout compromising the ability of future generations to meet their own needs”. It contains within it two key concepts:</text:p>
        </text:list-item>
        <text:list-item>
          <text:p text:style-name="P13"><text:soft-page-break/><text:s/>The concept of needs in particular, the essential needs of the world's poor, to which overriding priority should be given; and</text:p>
        </text:list-item>
        <text:list-item>
          <text:p text:style-name="P13">The idea of limitations imposed by the state of technology and social organization on the </text:p>
        </text:list-item>
      </text:list>
      <text:p text:style-name="P16">4.Social development</text:p>
      <text:p text:style-name="P14"><text:s/>Social development is a process that results in the transformation of social structures to improve the capacity of a society in order to fulfill its objectives. It refers to a paradigmatic change within the social and economic structure. Social development attempts to explain the qualitative changes in the structure and framework of society, that help the society to better realize its aims and objectives. When development takes place in progressive way featuring in greater levels of efficiency, quality, productivity, complexity, comprehension, creativity, mastery, enjoyment and accomplishment and brings qualitative changes in human existence, it can be termed as social development. </text:p>
      <text:p text:style-name="P14"><text:span text:style-name="T7"><text:s/>Features of Social Development :</text:span>The International Agencies visualize social development as a progressive process of change resulting in steady improvement in social conditions. The chief features of social development include:</text:p>
      <text:list xml:id="list2793072324" text:style-name="L5">
        <text:list-item>
          <text:p text:style-name="P15">Promotion of social progress and betterment of human conditions of living by according human beings a life with dignity, equality, respect, mutual responsibility and cooperation.</text:p>
        </text:list-item>
        <text:list-item>
          <text:p text:style-name="P15">People centric development where economic development is a means to achieve human development by fulfilling the basic needs of the individuals.</text:p>
        </text:list-item>
        <text:list-item>
          <text:p text:style-name="P15">Making economic policies and social policies mutually supplementary to each other to maximize development.</text:p>
        </text:list-item>
        <text:list-item>
          <text:p text:style-name="P15">Ensuring social and distributive justice and to achieve maximum sustainable human development.</text:p>
          <text:p text:style-name="P21"><text:span text:style-name="T1"/></text:p>
          <text:p text:style-name="P15"/>
        </text:list-item>
      </text:list>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19:13:25.978035707</meta:creation-date>
    <dc:date>2020-12-10T02:35:03.803655494</dc:date>
    <meta:editing-duration>PT18M6S</meta:editing-duration>
    <meta:editing-cycles>4</meta:editing-cycles>
    <meta:generator>LibreOffice/6.4.6.2$Linux_X86_64 LibreOffice_project/40$Build-2</meta:generator>
    <meta:document-statistic meta:table-count="0" meta:image-count="0" meta:object-count="0" meta:page-count="3" meta:paragraph-count="29" meta:word-count="962" meta:character-count="6459" meta:non-whitespace-character-count="5532"/>
  </office:meta>
</office:document-meta>
</file>